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b" table:style-name="ta1">
        <table:shapes>
          <draw:frame draw:z-index="0" draw:style-name="gr1" draw:text-style-name="P1" svg:width="157.31mm" svg:height="94.29mm" svg:x="158.3mm" svg:y="0mm">
            <draw:object draw:notify-on-update-of-ranges="resultados_E2b.A1:resultados_E2b.A1 resultados_E2b.A2:resultados_E2b.A5 resultados_E2b.B1:resultados_E2b.B1 resultados_E2b.B2:resultados_E2b.B5 resultados_E2b.C1:resultados_E2b.C1 resultados_E2b.C2:resultados_E2b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36795" calcext:value-type="float">
            <text:p>36795</text:p>
          </table:table-cell>
          <table:table-cell office:value-type="float" office:value="38297" calcext:value-type="float">
            <text:p>38297</text:p>
          </table:table-cell>
        </table:table-row>
        <table:table-row table:style-name="ro1">
          <table:table-cell office:value-type="float" office:value="2560000" calcext:value-type="float">
            <text:p>2560000</text:p>
          </table:table-cell>
          <table:table-cell office:value-type="float" office:value="45489" calcext:value-type="float">
            <text:p>45489</text:p>
          </table:table-cell>
          <table:table-cell office:value-type="float" office:value="45243" calcext:value-type="float">
            <text:p>45243</text:p>
          </table:table-cell>
        </table:table-row>
        <table:table-row table:style-name="ro1">
          <table:table-cell office:value-type="float" office:value="3840000" calcext:value-type="float">
            <text:p>3840000</text:p>
          </table:table-cell>
          <table:table-cell office:value-type="float" office:value="65928" calcext:value-type="float">
            <text:p>65928</text:p>
          </table:table-cell>
          <table:table-cell office:value-type="float" office:value="66144" calcext:value-type="float">
            <text:p>66144</text:p>
          </table:table-cell>
        </table:table-row>
        <table:table-row table:style-name="ro1">
          <table:table-cell office:value-type="float" office:value="5120000" calcext:value-type="float">
            <text:p>5120000</text:p>
          </table:table-cell>
          <table:table-cell office:value-type="float" office:value="84498" calcext:value-type="float">
            <text:p>84498</text:p>
          </table:table-cell>
          <table:table-cell office:value-type="float" office:value="84369" calcext:value-type="float">
            <text:p>84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5T17:39:41.526000000</dc:date>
    <meta:editing-duration>PT1M40S</meta:editing-duration>
    <meta:editing-cycles>1</meta:editing-cycles>
    <meta:generator>LibreOffice/6.2.8.2$Windows_X86_64 LibreOffice_project/f82ddfca21ebc1e222a662a32b25c0c9d20169ee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32cm" svg:height="9.43cm" xlink:href=".." xlink:type="simple" chart:class="chart:line" chart:style-name="ch1">
        <chart:title svg:x="3.02cm" svg:y="0.324cm" chart:style-name="ch2">
          <text:p>Tempo de processamento ao variar o valor de P</text:p>
        </chart:title>
        <chart:subtitle svg:x="6.155cm" svg:y="1.291cm" chart:style-name="ch3">
          <text:p>Matriz 3200 x 3200</text:p>
        </chart:subtitle>
        <chart:legend chart:legend-position="end" svg:x="10.552cm" svg:y="4.167cm" style:legend-expansion="high" chart:style-name="ch4"/>
        <chart:plot-area chart:style-name="ch5" table:cell-range-address="resultados_E2b.A1:resultados_E2b.C5" chart:data-source-has-labels="both" svg:x="1.325cm" svg:y="2.162cm" svg:width="8.913cm" svg:height="6.099cm">
          <chartooo:coordinate-region svg:x="2.502cm" svg:y="2.361cm" svg:width="7.086cm" svg:height="5.253cm"/>
          <chart:axis chart:dimension="x" chart:name="primary-x" chart:style-name="ch6" chartooo:axis-type="auto">
            <chartooo:date-scale/>
            <chart:title svg:x="4.97cm" svg:y="8.449cm" chart:style-name="ch7">
              <text:p>Valor de P</text:p>
            </chart:title>
            <chart:categories table:cell-range-address="resultados_E2b.A2:resultados_E2b.A5"/>
          </chart:axis>
          <chart:axis chart:dimension="y" chart:name="primary-y" chart:style-name="ch6">
            <chart:title svg:x="0.451cm" svg:y="7.12cm" chart:style-name="ch8">
              <text:p>Tempo em milissegundos</text:p>
            </chart:title>
            <chart:grid chart:style-name="ch9" chart:class="major"/>
          </chart:axis>
          <chart:series chart:style-name="ch10" chart:values-cell-range-address="resultados_E2b.B2:resultados_E2b.B5" chart:label-cell-address="resultados_E2b.B1:resultados_E2b.B1" chart:class="chart:line">
            <chart:data-point chart:repeated="4"/>
          </chart:series>
          <chart:series chart:style-name="ch11" chart:values-cell-range-address="resultados_E2b.C2:resultados_E2b.C5" chart:label-cell-address="resultados_E2b.C1:resultados_E2b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threads</text:p>
                <draw:g>
                  <svg:desc>resultados_E2b.B1:resultados_E2b.B1</svg:desc>
                </draw:g>
              </table:table-cell>
              <table:table-cell office:value-type="string">
                <text:p>tempo_medio_processos</text:p>
                <draw:g>
                  <svg:desc>resultados_E2b.C1:resultados_E2b.C1</svg:desc>
                </draw:g>
              </table:table-cell>
            </table:table-row>
          </table:table-header-rows>
          <table:table-rows>
            <table:table-row>
              <table:table-cell office:value-type="float" office:value="1280000">
                <text:p>1280000</text:p>
                <draw:g>
                  <svg:desc>resultados_E2b.A2:resultados_E2b.A5</svg:desc>
                </draw:g>
              </table:table-cell>
              <table:table-cell office:value-type="float" office:value="36795">
                <text:p>36795</text:p>
                <draw:g>
                  <svg:desc>resultados_E2b.B2:resultados_E2b.B5</svg:desc>
                </draw:g>
              </table:table-cell>
              <table:table-cell office:value-type="float" office:value="38297">
                <text:p>38297</text:p>
                <draw:g>
                  <svg:desc>resultados_E2b.C2:resultados_E2b.C5</svg:desc>
                </draw:g>
              </table:table-cell>
            </table:table-row>
            <table:table-row>
              <table:table-cell office:value-type="float" office:value="2560000">
                <text:p>2560000</text:p>
              </table:table-cell>
              <table:table-cell office:value-type="float" office:value="45489">
                <text:p>45489</text:p>
              </table:table-cell>
              <table:table-cell office:value-type="float" office:value="45243">
                <text:p>45243</text:p>
              </table:table-cell>
            </table:table-row>
            <table:table-row>
              <table:table-cell office:value-type="float" office:value="3840000">
                <text:p>3840000</text:p>
              </table:table-cell>
              <table:table-cell office:value-type="float" office:value="65928">
                <text:p>65928</text:p>
              </table:table-cell>
              <table:table-cell office:value-type="float" office:value="66144">
                <text:p>66144</text:p>
              </table:table-cell>
            </table:table-row>
            <table:table-row>
              <table:table-cell office:value-type="float" office:value="5120000">
                <text:p>5120000</text:p>
              </table:table-cell>
              <table:table-cell office:value-type="float" office:value="84498">
                <text:p>84498</text:p>
              </table:table-cell>
              <table:table-cell office:value-type="float" office:value="84369">
                <text:p>84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